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556b" officeooo:paragraph-rsid="000f556b"/>
    </style:style>
    <style:style style:name="P2" style:family="paragraph" style:parent-style-name="Standard">
      <style:text-properties fo:font-weight="bold" officeooo:rsid="000f556b" officeooo:paragraph-rsid="000f556b" style:font-weight-asian="bold" style:font-weight-complex="bold"/>
    </style:style>
    <style:style style:name="P3" style:family="paragraph" style:parent-style-name="Standard">
      <style:text-properties fo:font-weight="bold" officeooo:rsid="000f556b" officeooo:paragraph-rsid="00115338" style:font-weight-asian="bold" style:font-weight-complex="bold"/>
    </style:style>
    <style:style style:name="P4" style:family="paragraph" style:parent-style-name="Standard">
      <style:text-properties fo:font-weight="bold" officeooo:rsid="0012b055" officeooo:paragraph-rsid="0012b055" style:font-weight-asian="bold" style:font-weight-complex="bold"/>
    </style:style>
    <style:style style:name="P5" style:family="paragraph" style:parent-style-name="Standard">
      <style:text-properties fo:font-weight="bold" officeooo:rsid="0013d183" officeooo:paragraph-rsid="0013d183" style:font-weight-asian="bold" style:font-weight-complex="bold"/>
    </style:style>
    <style:style style:name="P6" style:family="paragraph" style:parent-style-name="Standard">
      <style:text-properties fo:font-weight="normal" officeooo:rsid="000f556b" officeooo:paragraph-rsid="000f556b" style:font-weight-asian="normal" style:font-weight-complex="normal"/>
    </style:style>
    <style:style style:name="P7" style:family="paragraph" style:parent-style-name="Standard">
      <style:text-properties fo:font-weight="normal" officeooo:rsid="000faebc" officeooo:paragraph-rsid="000faebc" style:font-weight-asian="normal" style:font-weight-complex="normal"/>
    </style:style>
    <style:style style:name="P8" style:family="paragraph" style:parent-style-name="Standard">
      <style:text-properties fo:font-weight="normal" officeooo:rsid="00115338" officeooo:paragraph-rsid="00115338" style:font-weight-asian="normal" style:font-weight-complex="normal"/>
    </style:style>
    <style:style style:name="P9" style:family="paragraph" style:parent-style-name="Standard">
      <style:text-properties fo:font-weight="normal" officeooo:rsid="0012b055" officeooo:paragraph-rsid="0012b055" style:font-weight-asian="normal" style:font-weight-complex="normal"/>
    </style:style>
    <style:style style:name="P10" style:family="paragraph" style:parent-style-name="Standard">
      <style:text-properties fo:font-weight="normal" officeooo:rsid="00134101" officeooo:paragraph-rsid="00134101" style:font-weight-asian="normal" style:font-weight-complex="normal"/>
    </style:style>
    <style:style style:name="P11" style:family="paragraph" style:parent-style-name="Standard">
      <style:text-properties fo:font-weight="normal" officeooo:rsid="0013d183" officeooo:paragraph-rsid="0013d183" style:font-weight-asian="normal" style:font-weight-complex="normal"/>
    </style:style>
    <style:style style:name="T1" style:family="text">
      <style:text-properties officeooo:rsid="000faebc"/>
    </style:style>
    <style:style style:name="T2" style:family="text">
      <style:text-properties officeooo:rsid="0013d1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1</text:p>
      <text:p text:style-name="P2"/>
      <text:p text:style-name="P2">CLASSWORK</text:p>
      <text:p text:style-name="P2"/>
      <text:p text:style-name="P6">1. A walk through on npm installation and configuration of react</text:p>
      <text:p text:style-name="P6"/>
      <text:p text:style-name="P6">2.Basic hands on <text:span text:style-name="T1">ES6 &amp;</text:span> JSX </text:p>
      <text:p text:style-name="P6"/>
      <text:p text:style-name="P6">3. A demo on a react app( todo,comment box)</text:p>
      <text:p text:style-name="P6"/>
      <text:p text:style-name="P6">4.Building basic components for a ecommerce website.</text:p>
      <text:p text:style-name="P6"/>
      <text:p text:style-name="P2">Lab</text:p>
      <text:p text:style-name="P2"/>
      <text:p text:style-name="P6">1. <text:span text:style-name="T1">Create a simple hello world application using ES6</text:span></text:p>
      <text:p text:style-name="P6"/>
      <text:p text:style-name="P7">2.Use const and let variables to create a application for calculating the area.</text:p>
      <text:p text:style-name="P7"/>
      <text:p text:style-name="P7">3.Create a simple calculator app by using parameterised functions.</text:p>
      <text:p text:style-name="P6"/>
      <text:p text:style-name="P8">4. Create a simple hello world application using JSX</text:p>
      <text:p text:style-name="P8"/>
      <text:p text:style-name="P8">5. Create nested elements using JSX</text:p>
      <text:p text:style-name="P8"/>
      <text:p text:style-name="P9">6. Create a basic component for a Mobile Sto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/text:p>
      <text:p text:style-name="P8">Day 2</text:p>
      <text:p text:style-name="P8"/>
      <text:p text:style-name="P3">CLASSWORK</text:p>
      <text:p text:style-name="P3"/>
      <text:p text:style-name="P9">1. Adding props and states to the ecommerce website .</text:p>
      <text:p text:style-name="P9"/>
      <text:p text:style-name="P9">2. Adding inline styles and bootstraps</text:p>
      <text:p text:style-name="P9"/>
      <text:p text:style-name="P9">3.Integrating components to form a basic ecommerce website.</text:p>
      <text:p text:style-name="P9"/>
      <text:p text:style-name="P9">4.Component life cycle example.</text:p>
      <text:p text:style-name="P4"/>
      <text:p text:style-name="P4">Lab</text:p>
      <text:p text:style-name="P4"/>
      <text:p text:style-name="P9">1. To the mobile store component ,add bootstrap and other styling techniques.</text:p>
      <text:p text:style-name="P9"/>
      <text:p text:style-name="P9">2. Use props and states to transfer data between components.</text:p>
      <text:p text:style-name="P9"/>
      <text:p text:style-name="P9">3. Try to reuse the components that have been already created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/text:p>
      <text:p text:style-name="P4">Day 3</text:p>
      <text:p text:style-name="P4"/>
      <text:p text:style-name="P4">CLASSWORK</text:p>
      <text:p text:style-name="P4"/>
      <text:p text:style-name="P9">1. A CRUD Operation on products using React (Postgres)</text:p>
      <text:p text:style-name="P9"/>
      <text:p text:style-name="P9">2.A react js application connected to Webservices(Weather app)</text:p>
      <text:p text:style-name="P9"/>
      <text:p text:style-name="P4">LAB</text:p>
      <text:p text:style-name="P4"/>
      <text:p text:style-name="P9">1. Create a simple webapplication to list the employees in an organisation and filter them based on their skill set.</text:p>
      <text:p text:style-name="P9"/>
      <text:p text:style-name="P9">2. Create a react js application to connect to display gold rates(Webservices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">Day 4</text:p>
      <text:p text:style-name="P9"/>
      <text:p text:style-name="P10">1. Flux demonstation on a simple todo app.</text:p>
      <text:p text:style-name="P10"/>
      <text:p text:style-name="P10">2. <text:span text:style-name="T2">Redux demonstation on contact app</text:span></text:p>
      <text:p text:style-name="P10"/>
      <text:p text:style-name="P11">3. Various chart demonstration using chart.js</text:p>
      <text:p text:style-name="P11"/>
      <text:p text:style-name="P5">LAB</text:p>
      <text:p text:style-name="P5"/>
      <text:p text:style-name="P11">1.Use the existing mobile application and provide the data to the react app using flux / redux</text:p>
      <text:p text:style-name="P11"/>
      <text:p text:style-name="P11">2. Analyse the mobile sales across the major states using bar chart.</text:p>
      <text:p text:style-name="P4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11:16.084000000</meta:creation-date>
    <dc:date>2018-08-22T11:13:21.624000000</dc:date>
    <meta:editing-duration>PT10M22S</meta:editing-duration>
    <meta:editing-cycles>1</meta:editing-cycles>
    <meta:document-statistic meta:table-count="0" meta:image-count="0" meta:object-count="0" meta:page-count="4" meta:paragraph-count="37" meta:word-count="262" meta:character-count="1550" meta:non-whitespace-character-count="1324"/>
    <meta:generator>LibreOffice/6.0.5.2$Windows_X86_64 LibreOffice_project/54c8cbb85f300ac59db32fe8a675ff7683cd5a16</meta:generator>
  </office:meta>
</office:document-meta>
</file>